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4f91"/>
    </style:style>
    <style:style style:name="P2" style:family="paragraph" style:parent-style-name="Standard">
      <style:text-properties officeooo:paragraph-rsid="00136ae7"/>
    </style:style>
    <style:style style:name="T1" style:family="text">
      <style:text-properties officeooo:rsid="001a2f30"/>
    </style:style>
    <style:style style:name="T2" style:family="text">
      <style:text-properties officeooo:rsid="001d3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nhacungcap ( </text:p>
      <text:p text:style-name="P1"><text:s text:c="4"/>-&gt; macongty varchar(40) not null,</text:p>
      <text:p text:style-name="Standard"><text:s text:c="4"/>-&gt; primary key (macongty),</text:p>
      <text:p text:style-name="Standard"><text:s text:c="4"/>-&gt; tencongty varchar(40) not null,</text:p>
      <text:p text:style-name="Standard"><text:s text:c="4"/>-&gt; tengiaodich varchar(40) null,</text:p>
      <text:p text:style-name="Standard"><text:s text:c="4"/>-&gt; diachi varchar(40) null,</text:p>
      <text:p text:style-name="Standard"><text:s text:c="4"/>-&gt; dienthoai varchar(40) null,</text:p>
      <text:p text:style-name="Standard"><text:s text:c="4"/>-&gt; fax varchar(40) null,</text:p>
      <text:p text:style-name="Standard"><text:s text:c="4"/>-&gt; email varchar(40) null);</text:p>
      <text:p text:style-name="Standard"/>
      <text:p text:style-name="Standard">create table loaihang (</text:p>
      <text:p text:style-name="Standard"><text:s text:c="4"/>-&gt; maloaihang int not null,</text:p>
      <text:p text:style-name="Standard"><text:s text:c="4"/>-&gt; primary key (maloaihang),</text:p>
      <text:p text:style-name="Standard"><text:s text:c="4"/>-&gt; tenloaihang varchar(40) not null);</text:p>
      <text:p text:style-name="Standard"/>
      <text:p text:style-name="P2">create table mathang ( </text:p>
      <text:p text:style-name="P2"><text:s text:c="4"/>-&gt; mahang varchar(40) not null, </text:p>
      <text:p text:style-name="P2"><text:s text:c="4"/>-&gt; primary key (mahang), </text:p>
      <text:p text:style-name="P2"><text:s text:c="4"/>-&gt; tenhang varchar(40) not null, </text:p>
      <text:p text:style-name="P2"><text:s text:c="4"/>-&gt; macongty varchar(40) null, </text:p>
      <text:p text:style-name="P2"><text:s text:c="4"/>-&gt; maloaihang int null, </text:p>
      <text:p text:style-name="P2"><text:s text:c="4"/>-&gt; soluong int null, </text:p>
      <text:p text:style-name="P2"><text:s text:c="4"/>-&gt; donvitinh varchar(40) null, </text:p>
      <text:p text:style-name="P2"><text:s text:c="4"/>-&gt; giahang int(11) null);</text:p>
      <text:p text:style-name="P2"/>
      <text:p text:style-name="P2">create table nhanvien (</text:p>
      <text:p text:style-name="P2"><text:s text:c="4"/>-&gt; manhanvien varchar(40) not null,</text:p>
      <text:p text:style-name="P2"><text:s text:c="4"/>-&gt; primary key (manhanvien),</text:p>
      <text:p text:style-name="P2"><text:s text:c="4"/>-&gt; ho<text:span text:style-name="T1">vaten</text:span> varchar(40) not null,</text:p>
      <text:p text:style-name="P2"><text:s text:c="4"/>-&gt; ngaysinh datetime null,</text:p>
      <text:p text:style-name="P2"><text:s text:c="4"/>-&gt; ngaylamviec datetime null,</text:p>
      <text:p text:style-name="P2"><text:s text:c="4"/>-&gt; diachi varchar(40) null,</text:p>
      <text:p text:style-name="P2"><text:s text:c="4"/>-&gt; dienthoai varchar(40) null,</text:p>
      <text:p text:style-name="P2"><text:s text:c="4"/>-&gt; luongcoban int(11) null,</text:p>
      <text:p text:style-name="P2"><text:s text:c="4"/>-&gt; phucap int(11) null);</text:p>
      <text:p text:style-name="P2"/>
      <text:p text:style-name="P2">create table khachhang (</text:p>
      <text:p text:style-name="P2"><text:s text:c="4"/>-&gt; makhachhang varchar(40) not null,</text:p>
      <text:p text:style-name="P2"><text:s text:c="4"/>-&gt; primary key(makhachhang),</text:p>
      <text:p text:style-name="P2"><text:s text:c="4"/>-&gt; diachi varchar(40) null,</text:p>
      <text:p text:style-name="P2"><text:s text:c="4"/>-&gt; email varchar(40) null,</text:p>
      <text:p text:style-name="P2"><text:s text:c="4"/>-&gt; dienthoai varchar(40) null,</text:p>
      <text:p text:style-name="P2"><text:s text:c="4"/>-&gt; fax varchar(40) null);</text:p>
      <text:p text:style-name="P2"/>
      <text:p text:style-name="P2">create table dondathang (</text:p>
      <text:p text:style-name="P2"><text:s text:c="4"/>-&gt; sohoadon int not null,</text:p>
      <text:p text:style-name="P2"><text:s text:c="4"/>-&gt; primary key (sohoadon),</text:p>
      <text:p text:style-name="P2"><text:s text:c="4"/>-&gt; makhachhang varchar(40) null,</text:p>
      <text:p text:style-name="P2"><text:s text:c="4"/>-&gt; manhanvien varchar(40) null,</text:p>
      <text:p text:style-name="P2"><text:s text:c="4"/>-&gt; ngayda<text:span text:style-name="T2">t</text:span>hang datetime null,</text:p>
      <text:p text:style-name="P2"><text:s text:c="4"/>-&gt; ngaychuyenhang datetime null,</text:p>
      <text:p text:style-name="P2"><text:s text:c="4"/>-&gt; noigiaodich varchar(40) null);</text:p>
      <text:p text:style-name="P2"><text:soft-page-break/></text:p>
      <text:p text:style-name="P2">create table chitietdathang (</text:p>
      <text:p text:style-name="P2"><text:s text:c="4"/>-&gt; sohoadon int not null,</text:p>
      <text:p text:style-name="P2"><text:s text:c="4"/>-&gt; mahang varchar(40) not null,</text:p>
      <text:p text:style-name="P2"><text:s text:c="4"/>-&gt; soluong int not null,</text:p>
      <text:p text:style-name="P2"><text:s text:c="4"/>-&gt; mucgiamgia float not null,</text:p>
      <text:p text:style-name="P2"><text:s text:c="4"/>-&gt; primary key (sohoadon,mahang));</text:p>
      <text:p text:style-name="P2"/>
      <text:p text:style-name="P2">alter table mathang add foreign key (maloaihang) references <text:s/>loaihang(maloaihang) on delete cascade on update cascade;</text:p>
      <text:p text:style-name="P2"/>
      <text:p text:style-name="P2">alter table mathang add foreign key (macongty) references nhacungcap(macongty) on delete cascade on update cascade;</text:p>
      <text:p text:style-name="P2"/>
      <text:p text:style-name="P2">alter table dondathang add foreign key (makhachhang) references khachhang(makhachhang) on delete cascade on update cascade;</text:p>
      <text:p text:style-name="P2"/>
      <text:p text:style-name="P2">alter table dondathang add foreign key (manhanvien) references nhanvien(manhanvien) on delete cascade on update cascade;</text:p>
      <text:p text:style-name="P2"/>
      <text:p text:style-name="P2">alter table chitietdathang add foreign key (sohoadon) references dondathang(sohoadon) on delete cascade on update cascade;</text:p>
      <text:p text:style-name="P2"/>
      <text:p text:style-name="P2">alter table chitietdathang add foreign key (mahang) references mathang(mahang) on delete cascade on update cascade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3:49:32.975971940</meta:creation-date>
    <dc:date>2018-12-21T08:59:12.231542443</dc:date>
    <meta:editing-duration>PT1H33M10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2" meta:paragraph-count="59" meta:word-count="315" meta:character-count="2397" meta:non-whitespace-character-count="1947"/>
  </office:meta>
</office:document-meta>
</file>